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rsid="002095d2" officeooo:paragraph-rsid="002095d2"/>
    </style:style>
    <style:style style:name="P3" style:family="paragraph" style:parent-style-name="Standard">
      <style:text-properties fo:language="pl" fo:country="PL" officeooo:rsid="00226063" officeooo:paragraph-rsid="00226063"/>
    </style:style>
    <style:style style:name="P4" style:family="paragraph" style:parent-style-name="Standard">
      <style:text-properties fo:language="pl" fo:country="PL" officeooo:rsid="00226063" officeooo:paragraph-rsid="00226063"/>
    </style:style>
    <style:style style:name="P5" style:family="paragraph" style:parent-style-name="Standard">
      <style:text-properties fo:language="pl" fo:country="PL" officeooo:rsid="00251974" officeooo:paragraph-rsid="00251974"/>
    </style:style>
    <style:style style:name="T1" style:family="text">
      <style:text-properties officeooo:rsid="002095d2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 Date: 202<text:span text:style-name="T1">5</text:span>.0<text:span text:style-name="T1">3</text:span>.2<text:span text:style-name="T1">3</text:span></text:p>
      <text:p text:style-name="P1">* Source: m<text:span text:style-name="T1">emy</text:span></text:p>
      <text:p text:style-name="P1">* Category: rożne</text:p>
      <text:p text:style-name="P1">* Shortname: mk</text:p>
      <text:p text:style-name="P1">* Modified: <text:date style:data-style-name="N36" text:date-value="2025-04-10T07:53:24.437510250" text:fixed="true">10.04.2025</text:date><text:s/><text:time style:data-style-name="N61" text:time-value="2025-04-10T07:53:30.605776682" text:fixed="true">07:53:30</text:time></text:p>
      <text:p text:style-name="P1"/>
      <text:p text:style-name="P2">Jeśli coś jest dla ciebie ważne, znajdziesz sposób; jeśli nie, znajdziesz wymówkę.</text:p>
      <text:p text:style-name="P2">Demotywatory.pl</text:p>
      <text:p text:style-name="P2"/>
      <text:p text:style-name="P3">Zawsze trzeba podejmować ryzyko. Tylko wtedy uda nam się pojąć jak wielkim cudem jest życie, gdy będziemy gotowi przyjąć niespodzianki, jakie szykuje dla nas los.</text:p>
      <text:p text:style-name="P3">Demotywatory.pl</text:p>
      <text:p text:style-name="P3"/>
      <text:p text:style-name="P3">Człowiek ma dwa życia. To drugie zaczyna się wtedy, gdy zrozumie, że życie jest tylko jedno</text:p>
      <text:p text:style-name="P5">Konfucjusz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12:40:20.248284266</meta:creation-date>
    <meta:generator>LibreOffice/7.3.7.2$Linux_X86_64 LibreOffice_project/30$Build-2</meta:generator>
    <dc:date>2025-04-27T18:33:22.069295397</dc:date>
    <meta:editing-duration>PT2M38S</meta:editing-duration>
    <meta:editing-cycles>4</meta:editing-cycles>
    <meta:document-statistic meta:table-count="0" meta:image-count="0" meta:object-count="0" meta:page-count="1" meta:paragraph-count="11" meta:word-count="72" meta:character-count="470" meta:non-whitespace-character-count="409"/>
  </office:meta>
</office:document-meta>
</file>